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319in" table:align="right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1.3521in"/>
    </style:style>
    <style:style style:name="Table1.C" style:family="table-column">
      <style:table-column-properties style:column-width="5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80147c" officeooo:paragraph-rsid="0080147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0147c" officeooo:paragraph-rsid="0080147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05dc5" officeooo:paragraph-rsid="00805dc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1319f" officeooo:paragraph-rsid="0081319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05dc5" officeooo:paragraph-rsid="00805dc5" style:font-size-asian="12pt" style:font-weight-asian="normal" style:font-size-complex="12pt" style:font-weight-complex="normal"/>
    </style:style>
    <style:style style:name="P7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05dc5" officeooo:paragraph-rsid="00805d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edd7b" officeooo:paragraph-rsid="007edd7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edd7b" officeooo:paragraph-rsid="0082ca8a" style:font-size-asian="12pt" style:font-weight-asian="normal" style:font-size-complex="12pt" style:font-weight-complex="normal"/>
    </style:style>
    <style:style style:name="P10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0147c" officeooo:paragraph-rsid="0080147c" style:font-size-asian="12pt" style:font-weight-asian="normal" style:font-size-complex="12pt" style:font-weight-complex="normal"/>
    </style:style>
    <style:style style:name="P11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1319f" officeooo:paragraph-rsid="0081319f" style:font-size-asian="12pt" style:font-weight-asian="normal" style:font-size-complex="12pt" style:font-weight-complex="normal"/>
    </style:style>
    <style:style style:name="P12" style:family="paragraph" style:parent-style-name="Standard" style:list-style-name="L1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2ca8a" officeooo:paragraph-rsid="008409a3" style:font-size-asian="12pt" style:font-weight-asian="normal" style:font-size-complex="12pt" style:font-weight-complex="normal"/>
    </style:style>
    <style:style style:name="P13" style:family="paragraph" style:parent-style-name="Standard" style:list-style-name="L12">
      <style:paragraph-properties fo:text-align="start" style:justify-single-word="false"/>
      <style:text-properties officeooo:paragraph-rsid="00810ba8"/>
    </style:style>
    <style:style style:name="P14" style:family="paragraph" style:parent-style-name="Standard" style:list-style-name="L14">
      <style:paragraph-properties fo:text-align="start" style:justify-single-word="false"/>
      <style:text-properties officeooo:paragraph-rsid="0082ca8a"/>
    </style:style>
    <style:style style:name="P15" style:family="paragraph" style:parent-style-name="Standard" style:list-style-name="L17">
      <style:paragraph-properties fo:text-align="start" style:justify-single-word="false"/>
      <style:text-properties officeooo:paragraph-rsid="008409a3"/>
    </style:style>
    <style:style style:name="P16" style:family="paragraph" style:parent-style-name="Standard" style:list-style-name="L20">
      <style:paragraph-properties fo:text-align="start" style:justify-single-word="false"/>
      <style:text-properties officeooo:paragraph-rsid="008409a3"/>
    </style:style>
    <style:style style:name="P17" style:family="paragraph" style:parent-style-name="Standard">
      <style:paragraph-properties fo:text-align="start" style:justify-single-word="false"/>
      <style:text-properties style:font-name="DejaVu Sans Condensed1" fo:font-size="12pt" officeooo:paragraph-rsid="001c0208" style:font-size-asian="12pt" style:font-size-complex="12pt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DejaVu Sans Condensed1" fo:font-size="12pt" officeooo:paragraph-rsid="0081319f" style:font-size-asian="12pt" style:font-size-complex="12pt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DejaVu Sans Condensed1" fo:font-size="12pt" officeooo:paragraph-rsid="0080147c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size="12pt" officeooo:paragraph-rsid="00805dc5" style:font-size-asian="12pt" style:font-size-complex="12pt"/>
    </style:style>
    <style:style style:name="P21" style:family="paragraph" style:parent-style-name="Standard" style:list-style-name="L13">
      <style:paragraph-properties fo:text-align="start" style:justify-single-word="false"/>
      <style:text-properties style:font-name="DejaVu Sans Condensed1" fo:font-size="12pt" officeooo:paragraph-rsid="0081319f" style:font-size-asian="12pt" style:font-size-complex="12pt"/>
    </style:style>
    <style:style style:name="P22" style:family="paragraph" style:parent-style-name="Standard" style:list-style-name="L17">
      <style:paragraph-properties fo:text-align="start" style:justify-single-word="false"/>
      <style:text-properties style:font-name="DejaVu Sans Condensed1" fo:font-size="12pt" officeooo:paragraph-rsid="008409a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1" fo:font-size="12pt" officeooo:rsid="00805dc5" officeooo:paragraph-rsid="00805dc5" style:font-size-asian="12pt" style:font-size-complex="12pt"/>
    </style:style>
    <style:style style:name="P24" style:family="paragraph" style:parent-style-name="Standard" style:list-style-name="L19">
      <style:paragraph-properties fo:text-align="start" style:justify-single-word="false"/>
      <style:text-properties style:font-name="DejaVu Sans Condensed1" fo:font-size="12pt" officeooo:rsid="00805dc5" officeooo:paragraph-rsid="00805dc5" style:font-size-asian="12pt" style:font-size-complex="12pt"/>
    </style:style>
    <style:style style:name="P25" style:family="paragraph" style:parent-style-name="Standard" style:list-style-name="L10">
      <style:paragraph-properties fo:text-align="start" style:justify-single-word="false"/>
      <style:text-properties style:font-name="DejaVu Sans Condensed1" fo:font-size="12pt" officeooo:rsid="0080147c" officeooo:paragraph-rsid="008409a3" style:font-size-asian="12pt" style:font-size-complex="12pt"/>
    </style:style>
    <style:style style:name="P26" style:family="paragraph" style:parent-style-name="Standard" style:list-style-name="L20">
      <style:paragraph-properties fo:text-align="start" style:justify-single-word="false"/>
      <style:text-properties style:font-name="DejaVu Sans Condensed1" fo:font-size="12pt" officeooo:rsid="0080147c" officeooo:paragraph-rsid="0080147c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DejaVu Sans Condensed1" fo:font-size="12pt" officeooo:rsid="0081319f" officeooo:paragraph-rsid="0081319f" style:font-size-asian="12pt" style:font-size-complex="12pt"/>
    </style:style>
    <style:style style:name="P28" style:family="paragraph" style:parent-style-name="Standard" style:list-style-name="L9">
      <style:paragraph-properties fo:text-align="start" style:justify-single-word="false"/>
      <style:text-properties style:font-name="DejaVu Sans Condensed1" fo:font-size="12pt" officeooo:rsid="0081319f" officeooo:paragraph-rsid="0081319f" style:font-size-asian="12pt" style:font-size-complex="12pt"/>
    </style:style>
    <style:style style:name="P29" style:family="paragraph" style:parent-style-name="Standard" style:list-style-name="L13">
      <style:paragraph-properties fo:text-align="start" style:justify-single-word="false"/>
      <style:text-properties style:font-name="DejaVu Sans Condensed1" fo:font-size="12pt" officeooo:rsid="0081319f" officeooo:paragraph-rsid="0081319f" style:font-size-asian="12pt" style:font-size-complex="12pt"/>
    </style:style>
    <style:style style:name="P30" style:family="paragraph" style:parent-style-name="Standard" style:list-style-name="L17">
      <style:paragraph-properties fo:text-align="start" style:justify-single-word="false"/>
      <style:text-properties style:font-name="DejaVu Sans Condensed1" fo:font-size="12pt" officeooo:rsid="0081319f" officeooo:paragraph-rsid="008409a3" style:font-size-asian="12pt" style:font-size-complex="12pt"/>
    </style:style>
    <style:style style:name="P31" style:family="paragraph" style:parent-style-name="Standard" style:list-style-name="L18">
      <style:paragraph-properties fo:text-align="start" style:justify-single-word="false"/>
      <style:text-properties style:font-name="DejaVu Sans Condensed1" fo:font-size="12pt" officeooo:rsid="008409a3" officeooo:paragraph-rsid="008409a3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81319f" officeooo:paragraph-rsid="0081319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81319f" officeooo:paragraph-rsid="008409a3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officeooo:rsid="0080147c" officeooo:paragraph-rsid="008409a3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DejaVu Sans Condensed1" officeooo:paragraph-rsid="00805dc5"/>
    </style:style>
    <style:style style:name="P36" style:family="paragraph" style:parent-style-name="Standard" style:list-style-name="L12">
      <style:paragraph-properties fo:text-align="start" style:justify-single-word="false"/>
      <style:text-properties style:font-name="DejaVu Sans Condensed1" officeooo:paragraph-rsid="00805dc5"/>
    </style:style>
    <style:style style:name="P37" style:family="paragraph" style:parent-style-name="Standard" style:list-style-name="L12">
      <style:paragraph-properties fo:text-align="start" style:justify-single-word="false"/>
      <style:text-properties style:font-name="DejaVu Sans Condensed1" officeooo:paragraph-rsid="00810ba8"/>
    </style:style>
    <style:style style:name="P38" style:family="paragraph" style:parent-style-name="Standard" style:list-style-name="L13">
      <style:paragraph-properties fo:text-align="start" style:justify-single-word="false"/>
      <style:text-properties style:font-name="DejaVu Sans Condensed1" officeooo:paragraph-rsid="0081319f"/>
    </style:style>
    <style:style style:name="P39" style:family="paragraph" style:parent-style-name="Standard" style:list-style-name="L13">
      <style:paragraph-properties fo:text-align="start" style:justify-single-word="false"/>
      <style:text-properties style:font-name="DejaVu Sans Condensed1" officeooo:paragraph-rsid="0082ca8a"/>
    </style:style>
    <style:style style:name="P40" style:family="paragraph" style:parent-style-name="Standard" style:list-style-name="L14">
      <style:paragraph-properties fo:text-align="start" style:justify-single-word="false"/>
      <style:text-properties style:font-name="DejaVu Sans Condensed1" officeooo:paragraph-rsid="0082ca8a"/>
    </style:style>
    <style:style style:name="P41" style:family="paragraph" style:parent-style-name="Standard" style:list-style-name="L17">
      <style:paragraph-properties fo:text-align="start" style:justify-single-word="false"/>
      <style:text-properties style:font-name="DejaVu Sans Condensed1" officeooo:paragraph-rsid="008409a3"/>
    </style:style>
    <style:style style:name="P42" style:family="paragraph" style:parent-style-name="Standard" style:list-style-name="L13">
      <style:paragraph-properties fo:text-align="start" style:justify-single-word="false"/>
      <style:text-properties style:font-name="DejaVu Sans Condensed1" officeooo:rsid="0082ca8a" officeooo:paragraph-rsid="0082ca8a"/>
    </style:style>
    <style:style style:name="P43" style:family="paragraph" style:parent-style-name="Standard" style:list-style-name="L14">
      <style:paragraph-properties fo:text-align="start" style:justify-single-word="false"/>
      <style:text-properties style:font-name="DejaVu Sans Condensed1" officeooo:rsid="0082ca8a" officeooo:paragraph-rsid="0082ca8a"/>
    </style:style>
    <style:style style:name="P44" style:family="paragraph" style:parent-style-name="Standard">
      <style:paragraph-properties fo:text-align="start" style:justify-single-word="false"/>
      <style:text-properties fo:font-style="italic" officeooo:paragraph-rsid="008409a3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2ca8a" style:font-weight-asian="bold" style:font-weight-complex="bold"/>
    </style:style>
    <style:style style:name="T3" style:family="text">
      <style:text-properties fo:font-weight="bold" officeooo:rsid="008409a3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80147c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81319f" style:font-weight-asian="bold" style:font-weight-complex="bold"/>
    </style:style>
    <style:style style:name="T12" style:family="text">
      <style:text-properties style:text-line-through-style="none" style:text-line-through-type="none" fo:font-weight="bold" officeooo:rsid="008409a3" style:font-weight-asian="bold" style:font-weight-complex="bold"/>
    </style:style>
    <style:style style:name="T13" style:family="text">
      <style:text-properties style:text-line-through-style="none" style:text-line-through-type="none" fo:font-weight="bold" officeooo:rsid="0082ca8a" style:font-weight-asian="bold" style:font-weight-complex="bold"/>
    </style:style>
    <style:style style:name="T14" style:family="text">
      <style:text-properties style:text-line-through-style="none" style:text-line-through-type="none" fo:font-weight="normal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805dc5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80147c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81319f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82ca8a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8409a3" style:font-weight-asian="normal" style:font-weight-complex="normal"/>
    </style:style>
    <style:style style:name="T2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805dc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81319f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82ca8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810ba8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8409a3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font-weight="bold" officeooo:rsid="00805dc5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fo:font-size="12pt" fo:font-weight="bold" officeooo:rsid="00810ba8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fo:font-size="12pt" fo:font-weight="bold" officeooo:rsid="0081319f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font-weight="bold" officeooo:rsid="0082ca8a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8409a3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normal" officeooo:rsid="00805dc5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weight="normal" officeooo:rsid="00810ba8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1" fo:font-size="12pt" fo:font-weight="normal" officeooo:rsid="0082ca8a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1" fo:font-size="12pt" fo:font-weight="normal" officeooo:rsid="008409a3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1" fo:font-size="12pt" fo:font-weight="normal" officeooo:rsid="0080147c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810ba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82ca8a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8409a3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80147c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officeooo:rsid="00805dc5"/>
    </style:style>
    <style:style style:name="T42" style:family="text">
      <style:text-properties style:text-line-through-style="none" style:text-line-through-type="none" officeooo:rsid="008409a3"/>
    </style:style>
    <style:style style:name="T43" style:family="text">
      <style:text-properties officeooo:rsid="0080147c"/>
    </style:style>
    <style:style style:name="T44" style:family="text">
      <style:text-properties officeooo:rsid="00805dc5"/>
    </style:style>
    <style:style style:name="T45" style:family="text">
      <style:text-properties officeooo:rsid="0081319f"/>
    </style:style>
    <style:style style:name="T46" style:family="text">
      <style:text-properties officeooo:rsid="008409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84in" fo:text-indent="-0.25in" fo:margin-left="3.0484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7">3</text:span><text:span text:style-name="T9">0</text:span><text:span text:style-name="T10">3</text:span><text:span text:style-name="T6"> - </text:span><text:span text:style-name="T7">Flight - </text:span><text:span text:style-name="T8">Navigation</text:span></text:p>
      <text:p text:style-name="P1"/>
      <text:p text:style-name="P2"><text:span text:style-name="T43">P</text:span>oint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21526160768"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4"><text:span text:style-name="T45">Prefix &amp; </text:span>Range</text:p>
          </table:table-cell>
          <table:table-cell table:style-name="Table1.C1" office:value-type="string">
            <text:p text:style-name="P4">Description</text:p>
          </table:table-cell>
        </table:table-row>
        <table:table-row table:style-name="TableLine2121526160768">
          <table:table-cell table:style-name="Table1.A2" office:value-type="string">
            <text:p text:style-name="P6">Waypoints/Hazards</text:p>
          </table:table-cell>
          <table:table-cell table:style-name="Table1.A2" office:value-type="string">
            <text:p text:style-name="P6"><text:span text:style-name="T45">W/H</text:span>01-<text:span text:style-name="T45">W/H</text:span>50</text:p>
          </table:table-cell>
          <table:table-cell table:style-name="Table1.C2" office:value-type="string">
            <text:p text:style-name="P6">Waypoints or <text:span text:style-name="T45">navigation </text:span>hazards.<text:span text:style-name="T45"> <text:s/>General flight and navigation points.</text:span></text:p>
          </table:table-cell>
        </table:table-row>
        <table:table-row table:style-name="TableLine2121526160768">
          <table:table-cell table:style-name="Table1.A2" office:value-type="string">
            <text:p text:style-name="P20"><text:span text:style-name="T15">Control Measures</text:span></text:p>
          </table:table-cell>
          <table:table-cell table:style-name="Table1.A2" office:value-type="string">
            <text:p text:style-name="P35"><text:span text:style-name="T22">C</text:span><text:span text:style-name="T21">51-</text:span><text:span text:style-name="T22">C</text:span><text:span text:style-name="T21">9</text:span><text:span text:style-name="T22">2</text:span></text:p>
          </table:table-cell>
          <table:table-cell table:style-name="Table1.C2" office:value-type="string">
            <text:p text:style-name="P20">Points for depicting friendly and enemy units, airfields,<text:span text:style-name="T44"> </text:span>and other graphical control measures for controlling a mission.</text:p>
          </table:table-cell>
        </table:table-row>
        <table:table-row table:style-name="TableLine2121526160768">
          <table:table-cell table:style-name="Table1.A2" office:value-type="string">
            <text:p text:style-name="P27">Control Measures</text:p>
          </table:table-cell>
          <table:table-cell table:style-name="Table1.A2" office:value-type="string">
            <text:p text:style-name="P27">C93-C99</text:p>
          </table:table-cell>
          <table:table-cell table:style-name="Table1.C2" office:value-type="string">
            <text:p text:style-name="P27">Present position reports from other aircraft (not implemented yet).</text:p>
          </table:table-cell>
        </table:table-row>
        <table:table-row table:style-name="TableLine2121526160768">
          <table:table-cell table:style-name="Table1.A2" office:value-type="string">
            <text:p text:style-name="P23">Target/Threats</text:p>
          </table:table-cell>
          <table:table-cell table:style-name="Table1.A2" office:value-type="string">
            <text:p text:style-name="P23">T01-T50</text:p>
          </table:table-cell>
          <table:table-cell table:style-name="Table1.C2" office:value-type="string">
            <text:p text:style-name="P23">Points for targets and threats. <text:s/>May have threat rings.</text:p>
          </table:table-cell>
        </table:table-row>
        <table:table-row table:style-name="TableLine2121526160768">
          <table:table-cell table:style-name="Table1.A2" office:value-type="string">
            <text:p text:style-name="P23">Target/Threats</text:p>
          </table:table-cell>
          <table:table-cell table:style-name="Table1.A2" office:value-type="string">
            <text:p text:style-name="P23">T51-T56</text:p>
          </table:table-cell>
          <table:table-cell table:style-name="Table1.C2" office:value-type="string">
            <text:p text:style-name="P23">Points for storing additional TSD file locations, such as PLT and CPG TRN (Terrain) points. <text:s/>Read-only, cannot be added or edited by the crew.</text:p>
          </table:table-cell>
        </table:table-row>
      </table:table>
      <text:list xml:id="list4241077521" text:style-name="L12">
        <text:list-item>
          <text:p text:style-name="P7">Each point has <text:span text:style-name="T1">IDENT</text:span>, <text:span text:style-name="T1">FREE</text:span>, <text:span text:style-name="T1">UTM</text:span><text:span text:style-name="T2"> LAT/LONG</text:span> and <text:span text:style-name="T1">ALTITUDE</text:span><text:span text:style-name="T45"> attributes</text:span>:</text:p>
          <text:list>
            <text:list-item>
              <text:p text:style-name="P36"><text:span text:style-name="T27">IDENT</text:span><text:span text:style-name="T21"> -- </text:span><text:span text:style-name="T23">2</text:span><text:span text:style-name="T21">-</text:span><text:span text:style-name="T23">character</text:span><text:span text:style-name="T21"> alphanumeric </text:span><text:span text:style-name="T22">identifier</text:span><text:span text:style-name="T21">, depends on point </text:span><text:span text:style-name="T23">type</text:span><text:span text:style-name="T21">. <text:s/>WP=Waypoint, LZ=Landing Zone, BR=Bridge, </text:span><text:span text:style-name="T24">AE=Enemy Armor, EI=Enemy Infantry, etc., and more, see manual Appendix B.</text:span></text:p>
            </text:list-item>
            <text:list-item>
              <text:p text:style-name="P37"><text:span text:style-name="T28">FREE</text:span><text:span text:style-name="T24"> -- Free text, 3-</text:span><text:span text:style-name="T23">character </text:span><text:span text:style-name="T24">alphanumeric label. <text:s/>Usually only visible on COORD page, except some types of Control Measures points. <text:s/>Defaults to Wxx, Hxx, Cxx, or Txx (depending on point category) if not specified.</text:span></text:p>
            </text:list-item>
            <text:list-item>
              <text:p text:style-name="P13"><text:span text:style-name="T37">UTM</text:span><text:span text:style-name="T38"> LAT/LONG</text:span> <text:span text:style-name="T33">-- The lat/long of the point in MGRS grid or DD MM.MMM.</text:span></text:p>
            </text:list-item>
            <text:list-item>
              <text:p text:style-name="P11"><text:span text:style-name="T1">ALTITUDE</text:span> -- Altitude MSL in ft. <text:s/>Defaults to ground level if not specified.</text:p>
            </text:list-item>
          </text:list>
        </text:list-item>
      </text:list>
      <text:p text:style-name="P27"><text:span text:style-name="T15"/></text:p>
      <text:p text:style-name="P32"><text:span text:style-name="T41">A</text:span><text:span text:style-name="T4">dd point with cursor</text:span></text:p>
      <text:list xml:id="list372041646" text:style-name="L9">
        <text:list-item>
          <text:p text:style-name="P18"><text:span text:style-name="T17">Go to </text:span><text:span text:style-name="T11">TSD page</text:span><text:span text:style-name="T17">.</text:span></text:p>
        </text:list-item>
        <text:list-item>
          <text:p text:style-name="P28"><text:span text:style-name="T5">POINT</text:span><text:span text:style-name="T14"> OSB (</text:span><text:span text:style-name="T5">B6</text:span><text:span text:style-name="T14">), </text:span><text:span text:style-name="T5">ADD</text:span><text:span text:style-name="T14"> OSB (</text:span><text:span text:style-name="T5">L2</text:span><text:span text:style-name="T14">), then select point type with </text:span><text:span text:style-name="T5">L3-L6 OSB</text:span><text:span text:style-name="T14">: WP, HZ, CM, or TG.</text:span></text:p>
        </text:list-item>
        <text:list-item>
          <text:p text:style-name="P28"><text:span text:style-name="T14">Use </text:span><text:span text:style-name="T5">Ministick</text:span><text:span text:style-name="T14"> to slew cursor to desired location, press </text:span><text:span text:style-name="T5">Cursor Enter</text:span><text:span text:style-name="T14">.</text:span></text:p>
        </text:list-item>
      </text:list>
      <text:p text:style-name="P27"><text:span text:style-name="T14"/></text:p>
      <text:p text:style-name="P32"><text:span text:style-name="T4">Add point with KU (Keyboard Unit)</text:span></text:p>
      <text:list xml:id="list1765896844" text:style-name="L13">
        <text:list-item>
          <text:p text:style-name="P21"><text:span text:style-name="T17">Go to </text:span><text:span text:style-name="T11">TSD page</text:span><text:span text:style-name="T17">.</text:span></text:p>
        </text:list-item>
        <text:list-item>
          <text:p text:style-name="P29"><text:span text:style-name="T5">POINT</text:span><text:span text:style-name="T14"> OSB (</text:span><text:span text:style-name="T5">B6</text:span><text:span text:style-name="T14">), </text:span><text:span text:style-name="T5">ADD</text:span><text:span text:style-name="T14"> OSB (</text:span><text:span text:style-name="T5">L2</text:span><text:span text:style-name="T14">), then select point type with </text:span><text:span text:style-name="T5">L3-L6 OSB</text:span><text:span text:style-name="T14">: WP, HZ, CM, or TG.</text:span></text:p>
        </text:list-item>
        <text:list-item>
          <text:p text:style-name="P29"><text:span text:style-name="T5">IDENT</text:span><text:span text:style-name="T14"> OSB (</text:span><text:span text:style-name="T5">L1</text:span><text:span text:style-name="T14">)</text:span><text:span text:style-name="T18">, then on </text:span><text:span text:style-name="T13">KU</text:span><text:span text:style-name="T18">:</text:span></text:p>
          <text:list>
            <text:list-item>
              <text:p text:style-name="P38"><text:span text:style-name="T22">Enter </text:span><text:span text:style-name="T29">IDENT</text:span><text:span text:style-name="T22"> (2-</text:span><text:span text:style-name="T23">character</text:span><text:span text:style-name="T22"> i</text:span><text:span text:style-name="T23">dentifier, see manual Appendix B for list) or leave blank, then </text:span><text:span text:style-name="T30">ENTER</text:span><text:span text:style-name="T23">.</text:span></text:p>
            </text:list-item>
            <text:list-item>
              <text:p text:style-name="P42"><text:span text:style-name="T20">Enter </text:span><text:span text:style-name="T26">FREE</text:span><text:span text:style-name="T20"> (3-character label) or leave blank, then </text:span><text:span text:style-name="T26">ENTER</text:span><text:span text:style-name="T20">.</text:span></text:p>
            </text:list-item>
            <text:list-item>
              <text:p text:style-name="P39"><text:span text:style-name="T23">Enter </text:span><text:span text:style-name="T30">UTM LAT/LONG</text:span><text:span text:style-name="T23"> location (defaults to </text:span><text:span text:style-name="T30">MGRS</text:span><text:span text:style-name="T23"> current location)</text:span><text:span text:style-name="T25">, then </text:span><text:span text:style-name="T31">ENTER</text:span><text:span text:style-name="T23">:</text:span></text:p>
            </text:list-item>
          </text:list>
        </text:list-item>
      </text:list>
      <text:list xml:id="list4078670430" text:style-name="L14">
        <text:list-item>
          <text:list>
            <text:list-item>
              <text:list>
                <text:list-item>
                  <text:p text:style-name="P43"><text:span text:style-name="T1">MGRS format</text:span> (default): <text:span text:style-name="T20">Use </text:span><text:span text:style-name="T26">left/right arrow keys</text:span><text:span text:style-name="T20"> on </text:span><text:span text:style-name="T26">KU</text:span><text:span text:style-name="T20"> to move cursor if needed for editing.</text:span></text:p>
                </text:list-item>
                <text:list-item>
                  <text:p text:style-name="P40"><text:span text:style-name="T30">DD MM.MMM format</text:span><text:span text:style-name="T23">: Press </text:span><text:span text:style-name="T30">CLR</text:span><text:span text:style-name="T23">, then enter lat/long as </text:span><text:span text:style-name="T30">one continuous string</text:span><text:span text:style-name="T23"> with no spaces or decimals, e.g. N7425943W12057684.</text:span></text:p>
                </text:list-item>
                <text:list-item>
                  <text:p text:style-name="P14"><text:span text:style-name="T39">Copy</text:span><text:span text:style-name="T38"> existing point</text:span><text:span text:style-name="T34">: Press </text:span><text:span text:style-name="T38">CLR</text:span><text:span text:style-name="T34">, enter the name of an existing point</text:span><text:span text:style-name="T35">,</text:span><text:span text:style-name="T34"> e.g. "W01", "T05", etc.</text:span></text:p>
                </text:list-item>
                <text:list-item>
                  <text:p text:style-name="P43"><text:span text:style-name="T26">Using cursor</text:span><text:span text:style-name="T20">: Move cursor on map to desired location and press </text:span><text:span text:style-name="T26">Cursor Enter</text:span><text:span text:style-name="T20">.</text:span></text:p>
                </text:list-item>
              </text:list>
            </text:list-item>
          </text:list>
        </text:list-item>
      </text:list>
      <text:list xml:id="list222134437600548" text:continue-list="list1765896844" text:style-name="L13">
        <text:list-item>
          <text:list>
            <text:list-item>
              <text:p text:style-name="P42"><text:span text:style-name="T20">Enter </text:span><text:span text:style-name="T26">ALT</text:span><text:span text:style-name="T31">ITUDE</text:span><text:span text:style-name="T25"> (ft MSL) or leave blank for </text:span><text:span text:style-name="T31">ground level</text:span><text:span text:style-name="T25"> at location, then </text:span><text:span text:style-name="T31">ENTER</text:span><text:span text:style-name="T25">.</text:span></text:p>
            </text:list-item>
          </text:list>
        </text:list-item>
      </text:list>
      <text:p text:style-name="P9"/>
      <text:p text:style-name="P33"><text:span text:style-name="T42">Edit</text:span><text:span text:style-name="T4"> point with KU (Keyboard Unit)</text:span></text:p>
      <text:list xml:id="list1036346337" text:style-name="L18">
        <text:list-item>
          <text:p text:style-name="P31"><text:span text:style-name="T17">O</text:span><text:span text:style-name="T14">nly </text:span><text:span text:style-name="T5">FREE</text:span><text:span text:style-name="T14">, </text:span><text:span text:style-name="T5">UTM LAT/LONG</text:span><text:span text:style-name="T14">, and </text:span><text:span text:style-name="T5">ALTITUDE</text:span><text:span text:style-name="T14"> can be edited.</text:span></text:p>
        </text:list-item>
      </text:list>
      <text:list xml:id="list3355290250" text:style-name="L17">
        <text:list-item>
          <text:p text:style-name="P22"><text:span text:style-name="T17">Go to </text:span><text:span text:style-name="T11">TSD page</text:span><text:span text:style-name="T17">.</text:span></text:p>
        </text:list-item>
        <text:list-item>
          <text:p text:style-name="P30"><text:span text:style-name="T5">POINT</text:span><text:span text:style-name="T14"> OSB (</text:span><text:span text:style-name="T5">B6</text:span><text:span text:style-name="T14">), </text:span><text:span text:style-name="T12">POINT&gt;</text:span><text:span text:style-name="T19"> </text:span><text:span text:style-name="T14">OSB (</text:span><text:span text:style-name="T5">L</text:span><text:span text:style-name="T12">1</text:span><text:span text:style-name="T14">), </text:span><text:span text:style-name="T19">enter point type and number on </text:span><text:span text:style-name="T12">KU</text:span><text:span text:style-name="T19"> (</text:span><text:span text:style-name="T18">"W01", "T05", etc.</text:span><text:span text:style-name="T19">) or select point with cursor and </text:span><text:span text:style-name="T12">Cursor Enter</text:span><text:span text:style-name="T19">.</text:span></text:p>
        </text:list-item>
        <text:list-item>
          <text:p text:style-name="P30"><text:span text:style-name="T12">EDIT</text:span><text:span text:style-name="T14"> OSB (</text:span><text:span text:style-name="T5">L</text:span><text:span text:style-name="T12">3</text:span><text:span text:style-name="T14">)</text:span><text:span text:style-name="T18">, then on </text:span><text:span text:style-name="T13">KU</text:span><text:span text:style-name="T18">:</text:span></text:p>
          <text:list>
            <text:list-item>
              <text:p text:style-name="P41"><text:span text:style-name="T23">Enter </text:span><text:span text:style-name="T30">FREE</text:span><text:span text:style-name="T23"> (3-character label) or leave </text:span><text:span text:style-name="T25">as default</text:span><text:span text:style-name="T23">, then </text:span><text:span text:style-name="T30">ENTER</text:span><text:span text:style-name="T23">.</text:span></text:p>
            </text:list-item>
            <text:list-item>
              <text:p text:style-name="P15"><text:span text:style-name="T34">Enter </text:span><text:span text:style-name="T38">UTM LAT/LONG</text:span><text:span text:style-name="T34"> location </text:span><text:span text:style-name="T35">following steps above, then </text:span><text:span text:style-name="T39">ENTER</text:span><text:span text:style-name="T35">.</text:span></text:p>
            </text:list-item>
            <text:list-item>
              <text:p text:style-name="P12">Enter <text:span text:style-name="T1">ALT</text:span><text:span text:style-name="T3">ITUDE</text:span><text:span text:style-name="T46"> (ft MSL) or leave blank for ground level at location, then </text:span><text:span text:style-name="T3">ENTER</text:span><text:span text:style-name="T46">.</text:span></text:p>
            </text:list-item>
          </text:list>
        </text:list-item>
      </text:list>
      <text:p text:style-name="P8"/>
      <text:p text:style-name="P3">Routes</text:p>
      <text:list xml:id="list1913129709" text:style-name="L10">
        <text:list-item>
          <text:p text:style-name="P10">Stores up to 10 routes, each with up to 100 points.</text:p>
        </text:list-item>
        <text:list-item>
          <text:p text:style-name="P19"><text:span text:style-name="T16">Select routes on </text:span><text:span text:style-name="T10">TSD page</text:span><text:span text:style-name="T16"> -&gt; </text:span><text:span text:style-name="T10">RTE</text:span><text:span text:style-name="T16"> -&gt; RTM</text:span><text:span text:style-name="T10">.</text:span></text:p>
        </text:list-item>
        <text:list-item>
          <text:p text:style-name="P19"><text:span text:style-name="T16">Routes can be built only with </text:span><text:span text:style-name="T10">Waypoints/Hazards</text:span><text:span text:style-name="T16"> and </text:span><text:span text:style-name="T10">Control Measures</text:span><text:span text:style-name="T16"> points, no </text:span><text:span text:style-name="T10">Targets/Threats</text:span><text:span text:style-name="T16">.</text:span></text:p>
        </text:list-item>
        <text:list-item>
          <text:p text:style-name="P25"><text:span text:style-name="T14">Routes usually start with </text:span><text:span text:style-name="T5">SP</text:span><text:span text:style-name="T14"> (Start Point) and end with </text:span><text:span text:style-name="T5">RP</text:span><text:span text:style-name="T14"> (Release Point). <text:s/>In practice, they are usually not an exact flight plan but rather a general avenue.</text:span></text:p>
        </text:list-item>
      </text:list>
      <text:p text:style-name="P34"><text:span text:style-name="T14">To create route</text:span><text:span text:style-name="T19"> or add/edit points</text:span><text:span text:style-name="T14">:</text:span></text:p>
      <text:list xml:id="list764808856" text:style-name="L20">
        <text:list-item>
          <text:p text:style-name="P26"><text:span text:style-name="T14">Go to </text:span><text:span text:style-name="T5">TSD page</text:span><text:span text:style-name="T14"> -&gt; </text:span><text:span text:style-name="T5">RTE</text:span><text:span text:style-name="T14"> (</text:span><text:span text:style-name="T5">B5</text:span><text:span text:style-name="T14">).</text:span></text:p>
        </text:list-item>
        <text:list-item>
          <text:p text:style-name="P26"><text:span text:style-name="T5">ADD</text:span><text:span text:style-name="T14"> OSB (</text:span><text:span text:style-name="T5">L2</text:span><text:span text:style-name="T14">), </text:span><text:span text:style-name="T5">POINT&gt;</text:span><text:span text:style-name="T14"> OSB (</text:span><text:span text:style-name="T5">L1</text:span><text:span text:style-name="T14">), enter point type and number on </text:span><text:span text:style-name="T5">KU</text:span><text:span text:style-name="T14">?? or select with cursor.</text:span></text:p>
        </text:list-item>
        <text:list-item>
          <text:p text:style-name="P26"><text:span text:style-name="T5">END</text:span><text:span text:style-name="T14"> OSB (</text:span><text:span text:style-name="T5">R5</text:span><text:span text:style-name="T14"> initially, but will change as you add points??) to insert selected point before end point??</text:span></text:p>
        </text:list-item>
        <text:list-item>
          <text:p text:style-name="P16"><text:span text:style-name="T40">Repeat steps 2-3</text:span><text:span text:style-name="T36"> to add more points, inserting at </text:span><text:span text:style-name="T40">END</text:span><text:span text:style-name="T36"> or before other points as needed.</text:span></text:p>
        </text:list-item>
      </text:list>
      <text:p text:style-name="P44"><text:span text:style-name="T32">To delete points from route:</text:span></text:p>
      <text:list xml:id="list4020091445" text:style-name="L19">
        <text:list-item>
          <text:p text:style-name="P24"><text:span text:style-name="T14">Go to </text:span><text:span text:style-name="T5">TSD page</text:span><text:span text:style-name="T14"> -&gt; </text:span><text:span text:style-name="T5">RTE</text:span><text:span text:style-name="T14"> (</text:span><text:span text:style-name="T5">B5</text:span><text:span text:style-name="T14">).</text:span></text:p>
        </text:list-item>
        <text:list-item>
          <text:p text:style-name="P24"><text:span text:style-name="T5">DEL</text:span><text:span text:style-name="T14"> OSB (</text:span><text:span text:style-name="T5">L4</text:span><text:span text:style-name="T14">), select point with </text:span><text:span text:style-name="T5">R1-R6 OSB</text:span><text:span text:style-name="T14"> or with curso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22:21:32.305000000</dc:date>
    <meta:editing-duration>PT18H32M4S</meta:editing-duration>
    <meta:editing-cycles>89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62" meta:word-count="637" meta:character-count="3622" meta:non-whitespace-character-count="3075"/>
  </office:meta>
</office:document-meta>
</file>